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5.018cm" table:align="left" style:writing-mode="lr-tb"/>
    </style:style>
    <style:style style:name="Tabella1.A" style:family="table-column">
      <style:table-column-properties style:column-width="3.538cm"/>
    </style:style>
    <style:style style:name="Tabella1.B" style:family="table-column">
      <style:table-column-properties style:column-width="3.175cm"/>
    </style:style>
    <style:style style:name="Tabella1.C" style:family="table-column">
      <style:table-column-properties style:column-width="8.304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Header">
      <style:text-properties style:font-name="Times New Roman" fo:font-size="9pt" style:font-size-asian="9pt" style:font-name-complex="Arial" style:font-size-complex="9pt"/>
    </style:style>
    <style:style style:name="P3" style:family="paragraph" style:parent-style-name="Footer">
      <style:text-properties fo:font-size="10pt" style:font-size-asian="10pt" style:font-size-complex="10pt"/>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Heading">
      <style:paragraph-properties fo:break-before="page"/>
      <style:text-properties style:font-name="Times New Roman"/>
    </style:style>
    <style:style style:name="P6" style:family="paragraph" style:parent-style-name="Standard">
      <style:paragraph-properties fo:text-align="start" style:justify-single-word="false" fo:break-before="page"/>
      <style:text-properties style:font-name="Times New Roman"/>
    </style:style>
    <style:style style:name="P7"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0"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1"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3"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6"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7"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8"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19"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0"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2" style:family="paragraph" style:parent-style-name="Standard">
      <style:paragraph-properties fo:text-align="center" style:justify-single-word="false"/>
      <style:text-properties style:font-name="Times New Roman" fo:font-size="8pt" style:font-size-asian="8pt" style:font-size-complex="8pt"/>
    </style:style>
    <style:style style:name="P23"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24" style:family="paragraph" style:parent-style-name="Standard">
      <style:paragraph-properties fo:text-align="justify" style:justify-single-word="false"/>
    </style:style>
    <style:style style:name="P25"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26"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style>
    <style:style style:name="P27"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style>
    <style:style style:name="P28" style:family="paragraph" style:parent-style-name="Text_20_body">
      <style:paragraph-properties fo:text-align="justify" style:justify-single-word="false"/>
      <style:text-properties style:font-name="Times New Roman"/>
    </style:style>
    <style:style style:name="P29" style:family="paragraph" style:parent-style-name="Text_20_body">
      <style:paragraph-properties fo:text-align="justify" style:justify-single-word="false"/>
      <style:text-properties style:font-name="Times New Roman" fo:font-size="12pt" style:font-size-asian="12pt" style:font-size-complex="12pt"/>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32" style:family="paragraph" style:parent-style-name="Text_20_body" style:list-style-name="L1">
      <style:paragraph-properties fo:text-align="justify" style:justify-single-word="false"/>
      <style:text-properties fo:font-variant="normal" fo:text-transform="none" fo:color="#000000" style:text-line-through-style="none" style:font-name="Times"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33" style:family="paragraph" style:parent-style-name="Text_20_body">
      <style:paragraph-properties fo:text-align="justify" style:justify-single-word="false" fo:orphans="2" fo:widows="2"/>
      <style:text-properties fo:font-variant="normal" fo:text-transform="none" fo:color="#000000" style:font-name="Times1" fo:letter-spacing="normal" fo:font-style="normal" fo:font-weight="bold"/>
    </style:style>
    <style:style style:name="P34" style:family="paragraph" style:parent-style-name="Text_20_body" style:list-style-name="L2">
      <style:text-properties style:font-name="Times" fo:font-size="12pt" fo:font-style="normal" style:font-size-asian="10.5pt" style:font-style-asian="normal" style:font-size-complex="12pt" style:font-style-complex="normal"/>
    </style:style>
    <style:style style:name="P35" style:family="paragraph" style:parent-style-name="Text_20_body" style:list-style-name="L3">
      <style:text-properties style:font-name="Times" fo:font-style="normal" style:font-size-asian="10.5pt" style:font-style-asian="normal" style:font-size-complex="12pt" style:font-style-complex="normal"/>
    </style:style>
    <style:style style:name="P36" style:family="paragraph" style:parent-style-name="Text_20_body">
      <style:text-properties style:font-name="Times" fo:font-style="normal" style:font-style-asian="normal" style:font-style-complex="normal"/>
    </style:style>
    <style:style style:name="P37" style:family="paragraph" style:parent-style-name="Text_20_body" style:list-style-name="L4">
      <style:text-properties style:font-name="Times" fo:font-style="normal" style:font-style-asian="normal" style:font-style-complex="normal"/>
    </style:style>
    <style:style style:name="P38" style:family="paragraph" style:parent-style-name="Text_20_body">
      <style:paragraph-properties fo:text-align="justify" style:justify-single-word="false"/>
      <style:text-properties style:font-name="Times" fo:font-style="normal" style:font-style-asian="normal" style:font-style-complex="normal"/>
    </style:style>
    <style:style style:name="P39" style:family="paragraph" style:parent-style-name="Text_20_body" style:list-style-name="L2">
      <style:text-properties fo:font-size="12pt"/>
    </style:style>
    <style:style style:name="P40" style:family="paragraph" style:parent-style-name="Text_20_body">
      <style:paragraph-properties fo:text-align="justify" style:justify-single-word="false"/>
      <style:text-properties style:font-name="Times" fo:font-size="12pt" fo:font-weight="normal" style:font-size-asian="12pt" style:font-weight-asian="normal" style:font-size-complex="12pt" style:font-weight-complex="normal"/>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fo:orphans="2" fo:widows="2"/>
      <style:text-properties style:font-name="Times New Roman" fo:font-size="12pt" style:font-size-asian="12pt" style:font-size-complex="12pt"/>
    </style:style>
    <style:style style:name="P43" style:family="paragraph" style:parent-style-name="Text_20_body">
      <style:paragraph-properties fo:margin-top="0cm" fo:margin-bottom="0cm" fo:text-align="center" style:justify-single-word="false" fo:orphans="2" fo:widows="2"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44" style:family="paragraph" style:parent-style-name="Heading_20_1">
      <style:paragraph-properties fo:break-before="page"/>
      <style:text-properties style:font-name="Times New Roman"/>
    </style:style>
    <style:style style:name="P45" style:family="paragraph" style:parent-style-name="Heading_20_1">
      <style:paragraph-properties fo:break-before="page"/>
      <style:text-properties style:font-name="Times"/>
    </style:style>
    <style:style style:name="P46" style:family="paragraph" style:parent-style-name="Heading_20_1">
      <style:paragraph-properties fo:break-before="page"/>
      <style:text-properties style:font-name="Times" fo:font-style="normal" style:font-style-asian="normal" style:font-style-complex="normal"/>
    </style:style>
    <style:style style:name="P47" style:family="paragraph" style:parent-style-name="Heading_20_2">
      <style:text-properties style:font-name="Times New Roman" fo:font-style="normal" style:font-style-asian="normal" style:font-style-complex="normal"/>
    </style:style>
    <style:style style:name="P48" style:family="paragraph" style:parent-style-name="Heading_20_2">
      <style:text-properties fo:font-variant="normal" fo:text-transform="none" fo:color="#000000" style:text-line-through-style="none" style:font-name="Times" fo:letter-spacing="normal" fo:font-style="normal" style:text-underline-style="none" fo:font-weight="bold" style:font-style-asian="normal" style:font-weight-asian="bold" style:font-name-complex="Arial" style:font-style-complex="normal" style:font-weight-complex="bold"/>
    </style:style>
    <style:style style:name="P49" style:family="paragraph" style:parent-style-name="Heading_20_2">
      <style:text-properties style:font-name="Times" fo:font-size="14pt" fo:font-style="normal" style:font-size-asian="14pt" style:font-style-asian="normal" style:font-size-complex="14pt" style:font-style-complex="normal"/>
    </style:style>
    <style:style style:name="P50" style:family="paragraph" style:parent-style-name="Heading_20_2">
      <style:text-properties style:font-name="Times" fo:font-style="normal" style:font-size-asian="10.5pt" style:font-style-asian="normal" style:font-size-complex="12pt" style:font-style-complex="normal"/>
    </style:style>
    <style:style style:name="P51" style:family="paragraph" style:parent-style-name="Heading_20_2">
      <style:text-properties style:font-name="Times" fo:font-style="normal" style:font-style-asian="normal" style:font-style-complex="normal"/>
    </style:style>
    <style:style style:name="P52" style:family="paragraph" style:parent-style-name="Heading_20_2">
      <style:text-properties style:font-name="Times" fo:font-style="normal" style:font-style-asian="normal" style:font-style-complex="normal"/>
    </style:style>
    <style:style style:name="P53" style:family="paragraph" style:parent-style-name="Heading_20_2">
      <style:text-properties style:font-name="Times" fo:font-size="12pt" fo:font-style="normal" fo:font-weight="bold" style:font-size-asian="12pt" style:font-style-asian="normal" style:font-weight-asian="bold" style:font-size-complex="12pt" style:font-style-complex="normal" style:font-weight-complex="bold"/>
    </style:style>
    <style:style style:name="P54" style:family="paragraph" style:parent-style-name="Heading_20_3">
      <style:text-properties fo:font-variant="normal" fo:text-transform="none" fo:color="#000000" style:text-line-through-style="none" style:font-name="Times"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P55" style:family="paragraph" style:parent-style-name="Heading_20_3">
      <style:text-properties fo:font-size="12pt" style:font-size-asian="12pt" style:font-size-complex="12pt"/>
    </style:style>
    <style:style style:name="P56" style:family="paragraph" style:parent-style-name="Heading_20_3">
      <style:text-properties style:font-name="Times" fo:font-size="12pt" fo:font-weight="bold" style:font-size-asian="12pt" style:font-weight-asian="bold" style:font-size-complex="12pt" style:font-weight-complex="bold"/>
    </style:style>
    <style:style style:name="P57" style:family="paragraph" style:parent-style-name="Standard" style:master-page-name="Standard">
      <style:paragraph-properties fo:text-align="center" style:justify-single-word="false" style:page-number="auto"/>
      <style:text-properties style:font-name="Times New Roman"/>
    </style:style>
    <style:style style:name="P58" style:family="paragraph" style:parent-style-name="Standard">
      <style:paragraph-properties fo:text-align="justify" style:justify-single-word="false"/>
      <style:text-properties style:font-name="Times" fo:font-style="normal" style:font-style-asian="normal" style:font-style-complex="normal"/>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fo:font-size="26pt" style:font-size-asian="26pt" style:font-name-complex="Arial" style:font-size-complex="26pt"/>
    </style:style>
    <style:style style:name="T7" style:family="text">
      <style:text-properties fo:font-size="26pt" style:font-name-asian="Arial" style:font-size-asian="26pt" style:font-name-complex="Arial" style:font-size-complex="26pt"/>
    </style:style>
    <style:style style:name="T8" style:family="text">
      <style:text-properties fo:font-size="26pt" fo:font-style="italic" style:font-size-asian="26pt" style:font-style-asian="italic" style:font-name-complex="Arial" style:font-size-complex="26pt" style:font-style-complex="italic"/>
    </style:style>
    <style:style style:name="T9" style:family="text">
      <style:text-properties fo:font-size="26pt" fo:font-style="italic" style:font-name-asian="Arial" style:font-size-asian="26pt" style:font-style-asian="italic" style:font-name-complex="Arial" style:font-size-complex="26pt" style:font-style-complex="italic"/>
    </style:style>
    <style:style style:name="T10"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1"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3"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6" style:family="text">
      <style:text-properties style:font-name-asian="Arial" style:font-name-complex="Arial"/>
    </style:style>
    <style:style style:name="T17" style:family="text">
      <style:text-properties style:font-name-complex="Arial"/>
    </style:style>
    <style:style style:name="T18" style:family="text">
      <style:text-properties fo:font-weight="normal" style:font-weight-asian="normal" style:font-name-complex="Arial" style:font-weight-complex="normal"/>
    </style:style>
    <style:style style:name="T19" style:family="text">
      <style:text-properties fo:font-weight="normal" style:font-weight-asian="normal" style:font-weight-complex="normal"/>
    </style:style>
    <style:style style:name="T20" style:family="text">
      <style:text-properties fo:font-weight="normal" style:font-name-asian="Arial" style:font-weight-asian="normal" style:font-name-complex="Arial" style:font-weight-complex="normal"/>
    </style:style>
    <style:style style:name="T21" style:family="text">
      <style:text-properties fo:font-variant="normal" fo:text-transform="none"/>
    </style:style>
    <style:style style:name="T22"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3"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4"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25" style:family="text">
      <style:text-properties fo:font-variant="normal" fo:text-transform="none" fo:color="#000000" style:text-line-through-style="none" fo:letter-spacing="normal" fo:font-style="normal" style:text-underline-style="none" style:text-blinking="false" fo:background-color="transparent"/>
    </style:style>
    <style:style style:name="T26" style:family="text">
      <style:text-properties fo:font-variant="normal" fo:text-transform="none" fo:color="#000000" style:text-line-through-style="none" fo:letter-spacing="normal" fo:font-style="normal" style:text-underline-style="none" style:text-blinking="false" fo:background-color="transparent" style:font-style-asian="normal" style:font-style-complex="normal"/>
    </style:style>
    <style:style style:name="T2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28" style:family="text">
      <style:text-properties fo:font-variant="normal" fo:text-transform="none" fo:color="#000000" style:text-line-through-style="none" style:font-name="Times" fo:font-size="12pt" fo:letter-spacing="normal" fo:font-style="normal" style:text-underline-style="none" style:text-blinking="false" fo:background-color="transparent" style:font-size-asian="12pt" style:font-size-complex="12pt"/>
    </style:style>
    <style:style style:name="T29" style:family="text">
      <style:text-properties fo:font-variant="normal" fo:text-transform="none" fo:color="#000000" fo:letter-spacing="normal" fo:font-style="normal" fo:font-weight="bold"/>
    </style:style>
    <style:style style:name="T30" style:family="text">
      <style:text-properties fo:font-variant="normal" fo:text-transform="none" fo:color="#000000" fo:letter-spacing="normal" fo:font-style="normal" fo:font-weight="normal" style:font-weight-asian="normal" style:font-weight-complex="normal"/>
    </style:style>
    <style:style style:name="T31" style:family="text">
      <style:text-properties style:font-name="Times" fo:font-style="normal" style:font-size-asian="10.5pt" style:font-style-asian="normal" style:font-size-complex="12pt" style:font-style-complex="normal"/>
    </style:style>
    <style:style style:name="T32" style:family="text">
      <style:text-properties style:font-name="Times" fo:font-style="normal" style:font-size-asian="12pt" style:font-style-asian="normal" style:font-size-complex="12pt" style:font-style-complex="normal"/>
    </style:style>
    <style:style style:name="T33" style:family="text">
      <style:text-properties style:font-name="Times" fo:font-style="normal" style:font-style-asian="normal" style:font-style-complex="normal"/>
    </style:style>
    <style:style style:name="T34" style:family="text">
      <style:text-properties style:font-name="Times" fo:font-size="12pt" style:font-size-asian="12pt" style:font-size-complex="12pt"/>
    </style:style>
    <style:style style:name="T35" style:family="text">
      <style:text-properties fo:font-style="normal"/>
    </style:style>
    <style:style style:name="T36" style:family="text">
      <style:text-properties style:font-style-asian="normal"/>
    </style:style>
    <style:style style:name="T37" style:family="text">
      <style:text-properties style:font-style-complex="normal"/>
    </style:style>
    <style:style style:name="T38" style:family="text">
      <style:text-properties style:text-line-through-style="none" style:font-name="Times New Roman" fo:font-size="12pt" style:text-underline-style="none" fo:font-weight="normal" style:text-blinking="false" fo:background-color="transparent" style:font-size-asian="12pt" style:font-size-complex="12pt"/>
    </style:style>
    <style:style style:name="T39" style:family="text">
      <style:text-properties style:text-line-through-style="none" style:text-underline-style="none" fo:font-weight="normal" style:text-blinking="false" fo:background-color="transparent"/>
    </style:style>
    <style:style style:name="T40" style:family="text">
      <style:text-properties style:text-line-through-style="none" style:text-underline-style="none" style:text-blinking="false" fo:background-color="transparent"/>
    </style:style>
    <style:style style:name="T41" style:family="text">
      <style:text-properties style:text-line-through-style="none" style:text-underline-style="none" style:text-blinking="false" fo:background-color="transparent" style:font-style-asian="normal" style:font-style-complex="normal"/>
    </style:style>
    <style:style style:name="T42" style:family="text">
      <style:text-properties fo:color="#000000"/>
    </style:style>
    <style:style style:name="T43" style:family="text">
      <style:text-properties style:font-name="Times New Roman" fo:font-size="12pt" style:font-size-asian="12pt" style:font-size-complex="12pt"/>
    </style:style>
    <style:style style:name="T44" style:family="text">
      <style:text-properties fo:letter-spacing="normal"/>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Cornice1" text:anchor-type="char" svg:y="0.176cm" svg:width="12.097cm" svg:height="4.487cm" draw:z-index="0"><draw:text-box><text:p text:style-name="P4"><text:span text:style-name="T6">Giacomo</text:span><text:span text:style-name="T7"> </text:span><text:span text:style-name="T6">Quadrio<text:line-break/><text:line-break/></text:span><text:span text:style-name="T8">Drawing</text:span><text:span text:style-name="T9"> </text:span><text:span text:style-name="T8">App</text:span></text:p></draw:text-box></draw:frame></text:p>
      <text:p text:style-name="P14"/>
      <text:p text:style-name="P14"/>
      <text:p text:style-name="P15">Resoconto stage</text:p>
      <text:p text:style-name="P15"/>
      <text:p text:style-name="P12">Sommario</text:p>
      <text:p text:style-name="P11"/>
      <text:p text:style-name="P11">Il presente documento riassume le attività svolte durante la realizzazione del progetto di stage Drawing App, ponendo particolare attenzione sugli standard studiati, sulle tecnologie implementate e sul comportamento dei dispositivi mobile. </text:p>
      <text:p text:style-name="P13"/>
      <text:p text:style-name="P13"/>
      <text:p text:style-name="P13"/>
      <text:p text:style-name="P13"/>
      <text:p text:style-name="P13"/>
      <text:p text:style-name="P13"/>
      <text:p text:style-name="P13"/>
      <text:p text:style-name="P14"><text:span text:style-name="T14">Informazioni</text:span><text:span text:style-name="T15"> </text:span><text:span text:style-name="T14">documento</text:span></text:p>
      <text:p text:style-name="P16"/>
      <text:p text:style-name="P14"><text:span text:style-name="T12">Nome:</text:span><text:span text:style-name="T11"> resoconto_stage</text:span><text:span text:style-name="T10">_1.0.pdf</text:span></text:p>
      <text:p text:style-name="P14"><text:span text:style-name="T12">Versione:</text:span><text:span text:style-name="T11"> </text:span><text:span text:style-name="T10">1.0</text:span></text:p>
      <text:p text:style-name="P14"><text:span text:style-name="T12">Data</text:span><text:span text:style-name="T13"> </text:span><text:span text:style-name="T12">creazione:</text:span></text:p>
      <text:p text:style-name="P14"><text:span text:style-name="T12">Data</text:span><text:span text:style-name="T13"> </text:span><text:span text:style-name="T12">ultima</text:span><text:span text:style-name="T13"> </text:span><text:span text:style-name="T12">modifica:</text:span></text:p>
      <text:p text:style-name="P14"><text:span text:style-name="T12">Stato</text:span><text:span text:style-name="T13"> </text:span><text:span text:style-name="T12">del</text:span><text:span text:style-name="T13"> </text:span><text:span text:style-name="T12">documento:</text:span></text:p>
      <text:p text:style-name="P10">Distribuzione:</text:p>
      <text:p text:style-name="P6"><text:span text:style-name="T14">Registro</text:span><text:span text:style-name="T15"> </text:span><text:span text:style-name="T14">delle</text:span><text:span text:style-name="T15"> </text:span><text:span text:style-name="T14">modifiche:</text:span></text:p>
      <text:p text:style-name="P1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Versione</text:p>
          </table:table-cell>
          <table:table-cell table:style-name="Tabella1.A1" office:value-type="string">
            <text:p text:style-name="P7">Data</text:p>
          </table:table-cell>
          <table:table-cell table:style-name="Tabella1.C1" office:value-type="string">
            <text:p text:style-name="P9"><text:span text:style-name="T16"><text:s/></text:span><text:span text:style-name="T17">Modifiche</text:span><text:span text:style-name="T16"> </text:span><text:span text:style-name="T17">effettuate</text:span></text:p>
          </table:table-cell>
        </table:table-row>
        <table:table-row table:style-name="Tabella1.1">
          <table:table-cell table:style-name="Tabella1.A2" office:value-type="string">
            <text:p text:style-name="P7">1.0</text:p>
          </table:table-cell>
          <table:table-cell table:style-name="Tabella1.A2" office:value-type="string">
            <text:p text:style-name="P7"/>
          </table:table-cell>
          <table:table-cell table:style-name="Tabella1.C2" office:value-type="string">
            <text:p text:style-name="P8">Inserita lista requisiti</text:p>
          </table:table-cell>
        </table:table-row>
        <table:table-row table:style-name="Tabella1.1">
          <table:table-cell table:style-name="Tabella1.A2" office:value-type="string">
            <text:p text:style-name="P7">0.5</text:p>
          </table:table-cell>
          <table:table-cell table:style-name="Tabella1.A2" office:value-type="string">
            <text:p text:style-name="P7"/>
          </table:table-cell>
          <table:table-cell table:style-name="Tabella1.C2" office:value-type="string">
            <text:p text:style-name="P8">Terminata stesura casi d'uso</text:p>
          </table:table-cell>
        </table:table-row>
        <table:table-row table:style-name="Tabella1.1">
          <table:table-cell table:style-name="Tabella1.A2" office:value-type="string">
            <text:p text:style-name="P7">0.4</text:p>
          </table:table-cell>
          <table:table-cell table:style-name="Tabella1.A2" office:value-type="string">
            <text:p text:style-name="P7"/>
          </table:table-cell>
          <table:table-cell table:style-name="Tabella1.C2" office:value-type="string">
            <text:p text:style-name="P8">Inserito capitolo 2.3 competitors ed iniziata stesura casi d'uso</text:p>
          </table:table-cell>
        </table:table-row>
        <table:table-row table:style-name="Tabella1.1">
          <table:table-cell table:style-name="Tabella1.A2" office:value-type="string">
            <text:p text:style-name="P7">0.3</text:p>
          </table:table-cell>
          <table:table-cell table:style-name="Tabella1.A2" office:value-type="string">
            <text:p text:style-name="P7"/>
          </table:table-cell>
          <table:table-cell table:style-name="Tabella1.C2" office:value-type="string">
            <text:p text:style-name="P8">Inseriti capitoli 2.1 e 2.2</text:p>
          </table:table-cell>
        </table:table-row>
        <table:table-row table:style-name="Tabella1.1">
          <table:table-cell table:style-name="Tabella1.A2" office:value-type="string">
            <text:p text:style-name="P7">0.2</text:p>
          </table:table-cell>
          <table:table-cell table:style-name="Tabella1.A2" office:value-type="string">
            <text:p text:style-name="P7"/>
          </table:table-cell>
          <table:table-cell table:style-name="Tabella1.C2" office:value-type="string">
            <text:p text:style-name="P8">Inseriti capitolo 1 - introduzione</text:p>
          </table:table-cell>
        </table:table-row>
        <table:table-row table:style-name="Tabella1.1">
          <table:table-cell table:style-name="Tabella1.A2" office:value-type="string">
            <text:p text:style-name="P7">0.1</text:p>
          </table:table-cell>
          <table:table-cell table:style-name="Tabella1.A2" office:value-type="string">
            <text:p text:style-name="P7"/>
          </table:table-cell>
          <table:table-cell table:style-name="Tabella1.C2" office:value-type="string">
            <text:p text:style-name="P8">Impostata struttura generale</text:p>
          </table:table-cell>
        </table:table-row>
      </table:table>
      <text:p text:style-name="P21"/>
      <text:p text:style-name="P22"><text:span text:style-name="T18">Tabella</text:span><text:span text:style-name="T20"> </text:span><text:span text:style-name="T18">1:</text:span><text:span text:style-name="T20"> </text:span><text:span text:style-name="T18">registro</text:span><text:span text:style-name="T20"> </text:span><text:span text:style-name="T18">delle</text:span><text:span text:style-name="T20"> </text:span><text:span text:style-name="T18">modifiche</text:span></text:p>
      <text:p text:style-name="P21"/>
      <text:p text:style-name="P21"/>
      <text:p text:style-name="P19"/>
      <text:p text:style-name="P5">Indice<text:span text:style-name="T16">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5f_5f_20_5f_5f_5f_10"/>
            <text:index-source-style text:style-name="Heading_5f_5f_5f_20_5f_5f_5f_10"/>
            <text:index-source-style text:style-name="Heading_5f_5f_5f_20_5f_5f_5f_10"/>
            <text:index-source-style text:style-name="Heading_5f_5f_5f_20_5f_5f_5f_10"/>
          </text:index-source-styles>
          <text:index-source-styles text:outline-level="10">
            <text:index-source-style text:style-name="Heading_5f_5f_5f_20_5f_5f_5f_10"/>
          </text:index-source-styles>
        </text:table-of-content-source>
        <text:index-body>
          <text:p text:style-name="P25">1 Introduzione<text:tab/>4</text:p>
          <text:p text:style-name="P26">1.1 Scopo del documento<text:tab/>4</text:p>
          <text:p text:style-name="P26">1.2 Scopo del prodotto<text:tab/>4</text:p>
          <text:p text:style-name="P26">1.3 Glossario<text:tab/>4</text:p>
          <text:p text:style-name="P26">1.4 Riferimenti<text:tab/>4</text:p>
          <text:p text:style-name="P27">1.4.1 Normativi<text:tab/>4</text:p>
          <text:p text:style-name="P25">2 Strumenti e risorse<text:tab/>5</text:p>
          <text:p text:style-name="P26">2.1 Hardware<text:tab/>5</text:p>
          <text:p text:style-name="P26">2.2 Editor e versionamento<text:tab/>5</text:p>
          <text:p text:style-name="P26">2.3 Strumenti utilizzati<text:tab/>5</text:p>
          <text:p text:style-name="P25">3 Fase di analisi<text:tab/>6</text:p>
          <text:p text:style-name="P26">3.1 Concept dell'applicazione<text:tab/>6</text:p>
        </text:index-body>
      </text:table-of-content>
      <text:p text:style-name="P23"/>
      <text:p text:style-name="P20"/>
      <text:p text:style-name="P18"/>
      <text:h text:style-name="P44" text:outline-level="1">1 Introduzione</text:h>
      <text:h text:style-name="P47" text:outline-level="2">1.1 Scopo del documento</text:h>
      <text:p text:style-name="P28">Lo scopo del documento è quello di esporre le varie attività svolte durante la realizzazione del progetto di stage Drawing App, sia dal punto di vista dello sviluppo software che di studio e ricerca tecnologica. </text:p>
      <text:h text:style-name="P47" text:outline-level="2">1.2 Scopo del prodotto</text:h>
      <text:p text:style-name="P29">Il prodotto ha lo scopo di realizzare un’applicazione dedicata a dispositivi mobile come tablet e smartphone, con lo scopo di permettere all’utente di prendere appunti con varie modalità. L’applicazione prevede quindi che siano implementate varie funzionalità tipiche dei programmi dedicati al disegno o alla stesura di appunti ed anche altre funzionalità più particolari come la possibilità di registrare l’audio ambientale e sincronizzarlo con il testo o tratti presi.</text:p>
      <text:h text:style-name="P47" text:outline-level="2">1.3 Glossario</text:h>
      <text:p text:style-name="P29"><text:span text:style-name="T22">Per</text:span><text:span text:style-name="T23"> </text:span><text:span text:style-name="T22">praticità</text:span><text:span text:style-name="T23"> </text:span><text:span text:style-name="T22">e</text:span><text:span text:style-name="T23"> </text:span><text:span text:style-name="T22">a</text:span><text:span text:style-name="T23"> </text:span><text:span text:style-name="T22">scanso</text:span><text:span text:style-name="T23"> </text:span><text:span text:style-name="T22">di</text:span><text:span text:style-name="T23"> </text:span><text:span text:style-name="T22">equivoci,</text:span><text:span text:style-name="T23"> </text:span><text:span text:style-name="T22">verrà</text:span><text:span text:style-name="T23"> </text:span><text:span text:style-name="T22">creato</text:span><text:span text:style-name="T23"> </text:span><text:span text:style-name="T22">un</text:span><text:span text:style-name="T23"> </text:span><text:span text:style-name="T22">apposito</text:span><text:span text:style-name="T23"> </text:span><text:span text:style-name="T22">documento</text:span><text:span text:style-name="T23"> </text:span><text:span text:style-name="T22">denominato</text:span><text:span text:style-name="T23"> “</text:span><text:span text:style-name="T22">Glossario</text:span><text:span text:style-name="T23">” </text:span><text:span text:style-name="T22">che</text:span><text:span text:style-name="T23"> </text:span><text:span text:style-name="T22">conterrà</text:span><text:span text:style-name="T23"> </text:span><text:span text:style-name="T22">tutti</text:span><text:span text:style-name="T23"> </text:span><text:span text:style-name="T22">i</text:span><text:span text:style-name="T23"> </text:span><text:span text:style-name="T22">termini</text:span><text:span text:style-name="T23"> </text:span><text:span text:style-name="T22">e</text:span><text:span text:style-name="T23"> </text:span><text:span text:style-name="T22">le</text:span><text:span text:style-name="T23"> </text:span><text:span text:style-name="T22">sigle</text:span><text:span text:style-name="T23"> </text:span><text:span text:style-name="T22">utilizzate</text:span><text:span text:style-name="T23"> </text:span><text:span text:style-name="T22">nel</text:span><text:span text:style-name="T23"> </text:span><text:span text:style-name="T22">presente</text:span><text:span text:style-name="T23"> </text:span><text:span text:style-name="T22">documento.</text:span><text:span text:style-name="T23"> </text:span><text:span text:style-name="T22">Questi</text:span><text:span text:style-name="T23"> </text:span><text:span text:style-name="T22">termini</text:span><text:span text:style-name="T23"> </text:span><text:span text:style-name="T22">verranno</text:span><text:span text:style-name="T23"> </text:span><text:span text:style-name="T22">contrassegnati</text:span><text:span text:style-name="T23"> </text:span><text:span text:style-name="T22">all</text:span><text:span text:style-name="T23">’</text:span><text:span text:style-name="T22">interno</text:span><text:span text:style-name="T23"> </text:span><text:span text:style-name="T22">del</text:span><text:span text:style-name="T23"> </text:span><text:span text:style-name="T22">testo</text:span><text:span text:style-name="T23"> </text:span><text:span text:style-name="T22">con</text:span><text:span text:style-name="T23"> </text:span><text:span text:style-name="T22">un</text:span><text:span text:style-name="T23">’</text:span><text:span text:style-name="T22">apposita</text:span><text:span text:style-name="T23"> </text:span><text:span text:style-name="T22">sottolineatura.</text:span></text:p>
      <text:h text:style-name="P48" text:outline-level="2">1.4 Riferimenti</text:h>
      <text:h text:style-name="P54" text:outline-level="3">1.4.1 Normativi</text:h>
      <text:list xml:id="list420543640" text:style-name="L1">
        <text:list-item>
          <text:p text:style-name="P32">Documento di Analisi dei Requisiti, v 1.0 (Analisi_dei_requisiti_V1.0.pdf)</text:p>
        </text:list-item>
        <text:list-item>
          <text:p text:style-name="P32">Documento di Specifica tecnica, v 1.0 (Specifica_tecnica_V1.0.pdf)</text:p>
        </text:list-item>
      </text:list>
      <text:p text:style-name="P31"/>
      <text:h text:style-name="P45" text:outline-level="1">2 Strumenti e risorse</text:h>
      <text:p text:style-name="P30">Di seguito verranno elencati gli strumenti e le risorse, software ed hardware, utilizzate all'interno del progetto Drawing App. Per maggiori informazioni consultare il documento di Specifica tecnica, capitolo 2.</text:p>
      <text:h text:style-name="P49" text:outline-level="2">2.1 Hardware</text:h>
      <text:list xml:id="list377480386" text:style-name="L2">
        <text:list-item>
          <text:p text:style-name="P34">Persona Computer con S.O. Mac OSX Lion 10.7.4</text:p>
        </text:list-item>
        <text:list-item>
          <text:p text:style-name="P34">Spart Phone LG Optimus One P500 </text:p>
        </text:list-item>
        <text:list-item>
          <text:p text:style-name="P39"><text:span text:style-name="T31">Tablet </text:span><text:span text:style-name="T32">Acer Iconia A500 </text:span></text:p>
        </text:list-item>
      </text:list>
      <text:h text:style-name="P50" text:outline-level="2">2.2 Editor e versionamento</text:h>
      <text:list xml:id="list315359447" text:style-name="L3">
        <text:list-item>
          <text:p text:style-name="P35">Eclipse 3.7.2 (per i test dell'applicativo Android)</text:p>
        </text:list-item>
        <text:list-item>
          <text:p text:style-name="P35">Sublime Text 2 (per la realizzazione del codice Javascritp, HTML5 e CSS)</text:p>
        </text:list-item>
        <text:list-item>
          <text:p text:style-name="P35">Git (strumento per il versionamento)</text:p>
        </text:list-item>
      </text:list>
      <text:h text:style-name="P51" text:outline-level="2">2.3 Strumenti utilizzati</text:h>
      <text:list xml:id="list2073273763" text:style-name="L4">
        <text:list-item>
          <text:p text:style-name="P37">HTML5</text:p>
        </text:list-item>
        <text:list-item>
          <text:p text:style-name="P37">Javascript</text:p>
        </text:list-item>
        <text:list-item>
          <text:p text:style-name="P37">JQuery 1.7.2</text:p>
        </text:list-item>
        <text:list-item>
          <text:p text:style-name="P37">JSON</text:p>
        </text:list-item>
        <text:list-item>
          <text:p text:style-name="P37">Android SDK</text:p>
        </text:list-item>
        <text:list-item>
          <text:p text:style-name="P37">PhoneGap – Cordova 1.8.1</text:p>
        </text:list-item>
      </text:list>
      <text:p text:style-name="P36"/>
      <text:h text:style-name="P46" text:outline-level="1">3 Fase di analisi</text:h>
      <text:p text:style-name="P38">In questo capitolo verrà illustrato innanzitutto il concept iniziale proposto dall'azienda Zucchetti S.p.a. relativo all'applicazione Drawing App. Verranno poi illustrate le successive fasi di analisi svolte per verificarne la fattibilità e lo studio delle tecnologie, con le annesse conclusioni raggiunte.</text:p>
      <text:h text:style-name="P51" text:outline-level="2">3.1 Concept dell'applicazione</text:h>
      <text:p text:style-name="P24">Il concept di partenza dell'applicazione prevedeva che si studiasse la fattibilità di un'applicazione Web per la stesura di appunti, dedicata a dispositivi mobile quali tablet e smartphone. L'applicazione non avrebbe dovuto richiedere quindi d'essere installata, ne quindi l'utilizzo di particolari plug-in. L'unico pre-requisito di cui l'utente doveva essere in possesso era un browser web compatibile con HTML5 e JavaScript. </text:p>
      <text:p text:style-name="P58">L'applicazione era volta ad offrire uno strumento multimediale per la stesura di appunti con notevoli funzionalità a disposizione: tra le quelle che dovevano essere esplorate vi era la correzione del tratto tramite curve di Bezier, ma soprattutto la possibilità di registrare la traccia audio proveniente dall'esterno e nel mentre prendere anche appunti. Una volta terminata la registrazione, doveva essere poi possibile selezionarla, ascoltarla e visionare in tempo reale la stesura dei tratti in sincronia con l'avanzare della traccia. <text:s/>Un'altra funzionalità proposta era poi quella di poter prendere appunti in maniera condivisa tra più utenti, in modo da interagire nella stessa area di lavoro. </text:p>
      <text:h text:style-name="P51" text:outline-level="2">3.2 Studio delle tecnologie</text:h>
      <text:p text:style-name="P30"><text:span text:style-name="T33">Prima di sviluppare l'applicazione vera e propria è stata necessaria un'accurata fase di studio delle tecnologie disponibili. Questa operazione si è rivelata fondamentale in quanto ha evidenziato alcuni limiti delle tecnologie attualmente disponibili per dispositivi mobile, determinando quindi in che direzione far evolvere il progetto di stage, quali funzionalità adottare e quali invece accantonare. </text:span></text:p>
      <text:h text:style-name="P55" text:outline-level="3"><text:span text:style-name="T33">3.2.1 Tecnologie per il disegno</text:span></text:h>
      <text:p text:style-name="P30">La strada più ovvia da percorrere per poter realizzare un'applicazione di disegno per dispositivi mobile tramite web è quella di utilizzare HTML5 e Javascript. HTML5 mette infatti a disposizione il tag &lt;canvas&gt; che permette di poter disegnare forme, linee, renderizzare testo, importare immagini, manipolare pixel ed esportare il contenuto in un file statico. Tale strumento deve però essere utilizzato in concomitanza con apposite funzioni in javascript che permettono di accedere al drawing context e disegnare all'interno dell'area. La peculiarità del canvas sta nel fatto che, ogni qualvolta qualcosa viene disegnato al suo interno, questo viene trasformato in semplici pixel. Tale caratteristica, se da un lato rende canvas molto leggero da utilizzare, dall'altra rappresenta una limitazione notevole alla sua gestione: se si vogliono manipolare le informazioni che vi sono state disegnate è necessario tenere traccia, tramite apposite strutture, di tutto ciò che è stato eseguito. Se infatti vogliamo eliminare l'ultimo tratto disegnato all'interno del canvas, sarà necessario ripulire l'intera area e ridisegnare tutto ciò che è stato tracciato in precedenza, ad eccezione dell'ultimo tratto.</text:p>
      <text:h text:style-name="Heading_20_3" text:outline-level="3"><text:soft-page-break/><text:span text:style-name="T34">3.2.2 Curve di Beziér</text:span> </text:h>
      <text:p text:style-name="P30">Le curve di Beziér rappresentano uno strumento molto interessante per <text:s/>poter migliorare l'aspetto visivo del tratto tracciato. Beziér permette infatti di presentare delle linee smussate, caratteristica da tenere in considerazione vista lo scopo dell'applicazione oggetto di stage. A tal proposito <text:span text:style-name="T43">è </text:span><text:span text:style-name="T27">stato condotto uno studio di ricerca per la sua eventuale implementazione e sono stati realizzati dei semplici test per verificarne la fattibilità ed efficienza.</text:span></text:p>
      <text:p text:style-name="P30"><text:span text:style-name="T27">JavaScript mette a disposizione, di default, una funzione molto utile denominata “bezierCurveTo” che permette di disegnare, per l’appunto, una curva di Beziér. Il prototipo di tale funzione è il seguente: </text:span></text:p>
      <text:p text:style-name="P43">bezierCurveTo(cp1x, cp1y, cp2x, cp2y, x, y) </text:p>
      <text:p text:style-name="P33"><text:line-break/><text:span text:style-name="T19">e</text:span><text:span text:style-name="T38"> per poter tracciare una curva, necessita d’avere le coordinate di due punti di controllo e del punto di arrivo fino a cui disegnare la curva. Essa è in grado di disegnare curve con una certa precisione e di differenti forme.</text:span></text:p>
      <text:p text:style-name="P33"><text:span text:style-name="T38">Esiste poi anche un’altra funzione per tracciare curve il cui prototipo è:</text:span></text:p>
      <text:p text:style-name="P43">cubicCurveTo(cpx, cpy, x, y)</text:p>
      <text:p text:style-name="P42"><text:span text:style-name="T29"><text:line-break/></text:span><text:span text:style-name="T30">ed essa</text:span><text:span text:style-name="T24"> necessita invece di un unico punto di controllo e di un punto d’arrivo. Ciò però comporta che la curva che è possibile tracciare possieda una minor precisione e le forme che possono essere disegnate sono più limitate.</text:span></text:p>
      <text:p text:style-name="P42"><text:span text:style-name="T24">L’implementazione del disegno del tratto tramite curve di Beziér richiede quindi che, dall’array di punti che vengono registrati al verificarsi dell’evento touch, siano individuati i punti di controllo tra i vari segmenti di cui è costituito un tratto. Una volta individuati, si procederà quindi alla stesura vera e propria.</text:span></text:p>
      <text:p text:style-name="P42"><text:span text:style-name="T30">I test condotti sulla versione </text:span><text:span text:style-name="T24">preliminare della correzione del tratto hanno portato ad alcuni risultati e considerazioni interessanti: tale funzionalità, se da un lato permette d’avere dei tratti più armoniosi e visivamente migliori, dall’altro aumenta non poco la pesantezza dell’applicazione sui dispositivi tablet, causando un certo ritardo nella correzione del tratto disegnato e, a volte, anche del tracciamento del tratto stesso. Tale problema è dovuto alla natura del canvas: come evidenziato nella sezione 3.2.1, ogni qualvolta sia necessario modificare il contenuto del canvas si dovrà anche procedere alla pulizia dell'area e alla ristesura dell'intero disegno. Sorge quindi una domanda ovvero se ha davvero senso sacrificare la velocità e reattività dell’applicazione in favore di un aspetto più accattivante.</text:span></text:p>
      <text:h text:style-name="P56" text:outline-level="3"><text:span text:style-name="T25">3.2.3 Tecnologie per la registrazione audio</text:span></text:h>
      <text:p text:style-name="P30"><text:bookmark text:name="internal-source-marker_0.16797368973493576"/><text:span text:style-name="T39">Le ricerche relative alla registrazione delle tracce audio via browser ha evidenziato come le tecnologie attualmente a disposizione siano ancora molto acerbe. Attualmente, il sistema più funzionale ed efficiente per realizzare ciò su computer desktop è tramite l’ausilio di plug-in in flash player, grazie ai quali è possibile accedere alle risorse hardware della macchina come web-cam o microfono.</text:span></text:p>
      <text:p text:style-name="P30"><text:span text:style-name="T39">HTML5 attualmente mette a disposizione funzionalità che permettono di ottenere il </text:span><text:soft-page-break/><text:span text:style-name="T39">controllo di alcune componenti hardware del computer come microfono o web-cam. Ciò è realizzato tramite delle API, denominate Web RTC, che attraverso la funzione getUserMedia(),</text:span><text:span text:style-name="T40"> </text:span><text:span text:style-name="T39">consentono di ottenere gli input desiderati. Attualmente le API di HTML non sono però in grado di consentire la registrazione degli streaming video ed audio in input al device. Inoltre, attualmente solo un limitato numero di browser web desktop è in grado di supportarle, tra cui le versioni beta di Google Chrome denominata Canari ed opera Next. Per quanto riguarda i dispositivi mobile, anche sotto questo versante il supporto alle API di HTML5 e alla funzione getUserMedia() è molto limitato ed attualmente presente unicamente nella versione beta di Opera Mobile e Chrome per dispositivi Android.</text:span></text:p>
      <text:p text:style-name="P30"><text:span text:style-name="T39">Al momento non è quindi possibile effettuare la registrazione dei media provenienti da webcam o microfoni dei dispositivi desktop e mobile, a meno che non si utilizzino plug-in o applicazioni native.</text:span></text:p>
      <text:h text:style-name="P53" text:outline-level="2"><text:span text:style-name="T40">3.2.4 Tecnologie per la condivisione del foglio di lavoro</text:span></text:h>
      <text:p text:style-name="P40"><text:span text:style-name="T26">L'ultimo punto su cui il concept iniziale si basava era legato alla condivisione, da parte di più utenti, del medesimo foglio di lavoro. Anche in questo caso è stata realizzata una versione preliminare di prova per verificarne la fattibilità su dispositivi mobile ed è stato utilizzata la librerie javascript denominate JWebSocket. Queste librerie permettono di condividere un’area di lavoro comune all’interno della quale, in questo caso, è possibile disegnare in maniera simultanea sullo stesso canvas. Per quanto riguarda la compatibilità, JWebSocket è compatibile con le ultime versioni dei maggiori browser web desktop, mentre il supporto ai dispositivi mobile è totalmente assente, a parte nell'ultima versione del browser Chrome. </text:span></text:p>
      <text:p text:style-name="P40"/>
      <text:p text:style-name="P30"><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ecifica tecnica</text:p>
        <text:p text:style-name="MP2"><text:span text:style-name="MT1">Versione:</text:span><text:span text:style-name="MT2"> </text:span><text:span text:style-name="MT1">1.0</text:span></text:p>
        <text:p text:style-name="MP2"><text:span text:style-name="MT1">Mail:</text:span><text:span text:style-name="MT2"> </text:span><text:span text:style-name="MT1">gquadrio@gmail.com</text:span></text:p>
      </style:header>
      <style:footer>
        <text:p text:style-name="MP3">Specifica tecnica<text:tab/><text:tab/><text:span text:style-name="MT3"><text:page-number text:select-page="current">8</text:page-number></text:span><text:span text:style-name="MT4"> </text:span><text:span text:style-name="MT5">di</text:span><text:span text:style-name="MT4"> </text:span><text:span text:style-name="MT3"><text:page-count style:num-forma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6T11:37:52</dc:date>
    <meta:editing-duration>PT3H23M49S</meta:editing-duration>
    <meta:editing-cycles>15</meta:editing-cycles>
    <meta:generator>LibreOffice/3.4$Unix LibreOffice_project/340m1$Build-402</meta:generator>
    <meta:document-statistic meta:table-count="1" meta:image-count="0" meta:object-count="0" meta:page-count="8" meta:paragraph-count="98" meta:word-count="1595" meta:character-count="10773" meta:non-whitespace-character-count="9272"/>
  </office:meta>
</office:document-meta>
</file>